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bed5" officeooo:paragraph-rsid="001dbed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paragraph-rsid="001dbed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dbed5" officeooo:paragraph-rsid="001dbe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dbed5" officeooo:paragraph-rsid="001dbe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style:text-underline-style="none" fo:font-weight="bold" officeooo:paragraph-rsid="001dbed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style:text-underline-style="none" fo:font-weight="bold" officeooo:rsid="001dbed5" officeooo:paragraph-rsid="001dbed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style:text-underline-style="none" fo:font-weight="bold" officeooo:rsid="0029e6d6" officeooo:paragraph-rsid="0029e6d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style:text-underline-style="none" fo:font-weight="bold" officeooo:rsid="0029e6d6" officeooo:paragraph-rsid="002bcee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style:text-underline-style="none" fo:font-weight="bold" officeooo:rsid="002e3d4e" officeooo:paragraph-rsid="002e3d4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style:text-underline-style="none" fo:font-weight="bold" officeooo:rsid="002e3d4e" officeooo:paragraph-rsid="002e3d4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style:text-underline-style="none" fo:font-weight="bold" officeooo:rsid="002bceed" officeooo:paragraph-rsid="002bceed" style:font-weight-asian="bold" style:font-weight-complex="bold"/>
    </style:style>
    <style:style style:name="P12" style:family="paragraph" style:parent-style-name="Standard">
      <style:text-properties fo:color="#ff0000" fo:font-weight="bold" officeooo:rsid="001dbed5" officeooo:paragraph-rsid="001dbed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fo:font-weight="bold" officeooo:rsid="001dbed5" officeooo:paragraph-rsid="0023d9d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text-underline-style="none" fo:font-weight="normal" officeooo:paragraph-rsid="0023d9d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underline-style="none" fo:font-weight="normal" officeooo:paragraph-rsid="00261b3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text-underline-style="none" fo:font-weight="normal" officeooo:paragraph-rsid="0034c66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3d9db" officeooo:paragraph-rsid="0023d9d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d9db" officeooo:paragraph-rsid="002bcee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77aff" officeooo:paragraph-rsid="00261b3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9e6d6" officeooo:paragraph-rsid="0029e6d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9e6d6" officeooo:paragraph-rsid="002bcee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9e6d6" officeooo:paragraph-rsid="0030032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ceed" officeooo:paragraph-rsid="002bcee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rsid="0023d9db" officeooo:paragraph-rsid="0023d9db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3d9db" officeooo:paragraph-rsid="002bcee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29e6d6" officeooo:paragraph-rsid="002bcee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23d9db" officeooo:paragraph-rsid="0023d9db" style:font-size-asian="14pt" style:font-weight-asian="bold" style:font-size-complex="14pt" style:font-weight-complex="bold"/>
    </style:style>
    <style:style style:name="P28" style:family="paragraph" style:parent-style-name="Standard">
      <style:text-properties officeooo:rsid="001dbed5" officeooo:paragraph-rsid="001dbed5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dbed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77aff" officeooo:paragraph-rsid="00261b3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77aff" officeooo:paragraph-rsid="0036843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77aff" officeooo:paragraph-rsid="00371c3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text-underline-style="none" fo:font-weight="normal" officeooo:paragraph-rsid="0036843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text-underline-style="none" fo:font-weight="normal" officeooo:paragraph-rsid="00371c3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23d9db" officeooo:paragraph-rsid="00371c3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23d9db" officeooo:paragraph-rsid="00371c3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officeooo:rsid="0023d9db" officeooo:paragraph-rsid="00371c3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29e6d6" officeooo:paragraph-rsid="00371c3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rsid="0023d9db" officeooo:paragraph-rsid="00371c32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paragraph-rsid="00368432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29e6d6" officeooo:paragraph-rsid="00371c3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23d9db" officeooo:paragraph-rsid="00371c3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f0000" style:text-underline-style="none" fo:font-weight="bold" officeooo:rsid="0029e6d6" officeooo:paragraph-rsid="0030032b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ff0000" style:text-underline-style="none" fo:font-weight="bold" officeooo:rsid="001dbed5" officeooo:paragraph-rsid="0023d9db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ff0000" fo:font-size="12pt" style:text-underline-style="none" fo:font-weight="bold" officeooo:rsid="0029e6d6" officeooo:paragraph-rsid="00371c3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ff0000" fo:font-size="12pt" fo:font-style="italic" style:text-underline-style="none" fo:font-weight="bold" officeooo:rsid="0029e6d6" officeooo:paragraph-rsid="00371c32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ff0000" fo:font-style="italic" style:text-underline-style="none" fo:font-weight="bold" officeooo:rsid="001dbed5" officeooo:paragraph-rsid="0023d9db" style:font-style-asian="italic" style:font-weight-asian="bold" style:font-style-complex="italic" style:font-weight-complex="bold"/>
    </style:style>
    <style:style style:name="T1" style:family="text">
      <style:text-properties officeooo:rsid="001dbed5"/>
    </style:style>
    <style:style style:name="T2" style:family="text">
      <style:text-properties officeooo:rsid="001f19ef"/>
    </style:style>
    <style:style style:name="T3" style:family="text">
      <style:text-properties officeooo:rsid="0021e1ae"/>
    </style:style>
    <style:style style:name="T4" style:family="text">
      <style:text-properties officeooo:rsid="0023d9db"/>
    </style:style>
    <style:style style:name="T5" style:family="text">
      <style:text-properties style:text-underline-style="solid" style:text-underline-width="auto" style:text-underline-color="font-color" fo:font-weight="bold" officeooo:rsid="0023d9d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1b3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4c669" style:font-weight-asian="bold" style:font-weight-complex="bold"/>
    </style:style>
    <style:style style:name="T8" style:family="text">
      <style:text-properties officeooo:rsid="00249d9e"/>
    </style:style>
    <style:style style:name="T9" style:family="text">
      <style:text-properties officeooo:rsid="00261b34"/>
    </style:style>
    <style:style style:name="T10" style:family="text">
      <style:text-properties officeooo:rsid="00277aff"/>
    </style:style>
    <style:style style:name="T11" style:family="text">
      <style:text-properties officeooo:rsid="00280a7f"/>
    </style:style>
    <style:style style:name="T12" style:family="text">
      <style:text-properties officeooo:rsid="0029e6d6"/>
    </style:style>
    <style:style style:name="T13" style:family="text">
      <style:text-properties officeooo:rsid="002bceed"/>
    </style:style>
    <style:style style:name="T14" style:family="text">
      <style:text-properties officeooo:rsid="002d1e05"/>
    </style:style>
    <style:style style:name="T15" style:family="text">
      <style:text-properties officeooo:rsid="002d2acd"/>
    </style:style>
    <style:style style:name="T16" style:family="text">
      <style:text-properties officeooo:rsid="0030032b"/>
    </style:style>
    <style:style style:name="T17" style:family="text">
      <style:text-properties officeooo:rsid="00323311"/>
    </style:style>
    <style:style style:name="T18" style:family="text">
      <style:text-properties officeooo:rsid="00343261"/>
    </style:style>
    <style:style style:name="T19" style:family="text">
      <style:text-properties officeooo:rsid="0034c669"/>
    </style:style>
    <style:style style:name="T20" style:family="text">
      <style:text-properties fo:font-size="14pt" officeooo:rsid="0023d9db" style:font-size-asian="14pt" style:font-size-complex="14pt"/>
    </style:style>
    <style:style style:name="T21" style:family="text">
      <style:text-properties officeooo:rsid="00368432"/>
    </style:style>
    <style:style style:name="T22" style:family="text">
      <style:text-properties officeooo:rsid="00371c32"/>
    </style:style>
    <style:style style:name="T23" style:family="text">
      <style:text-properties officeooo:rsid="003852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Configuração do SAMBA </text:span><text:span text:style-name="T4">no Ubuntu </text:span><text:span text:style-name="T14">Server </text:span><text:span text:style-name="T4">12.</text:span><text:span text:style-name="T14">04</text:span></text:p>
      <text:p text:style-name="P1"/>
      <text:p text:style-name="P3">1 – Instalação do SAMBA</text:p>
      <text:p text:style-name="P6"># apt-get install libcups2 samba samba-common</text:p>
      <text:p text:style-name="P3"/>
      <text:p text:style-name="P3">2 – Alterar o arquivo /etc/samba/smb.conf</text:p>
      <text:p text:style-name="P6">Descomentar a linha 102, retirar '#' security = yes</text:p>
      <text:p text:style-name="P3"/>
      <text:p text:style-name="P3">3 – Reiniciar o serviço</text:p>
      <text:p text:style-name="P6"># service smbd restart</text:p>
      <text:p text:style-name="P3"/>
      <text:p text:style-name="P2"><text:span text:style-name="T1">4 – Criar um diretório público </text:span><text:span text:style-name="T3">para acesso de todos usuários</text:span><text:span text:style-name="T1"> </text:span></text:p>
      <text:p text:style-name="P6"># mkdir /home/publico</text:p>
      <text:p text:style-name="P3"/>
      <text:p text:style-name="P2"><text:span text:style-name="T1">5 – Dar permissão de acesso </text:span><text:span text:style-name="T3">ao diretório publico</text:span><text:span text:style-name="T1"> para o grupo users</text:span></text:p>
      <text:p text:style-name="P6"># chgrp users /home/publico</text:p>
      <text:p text:style-name="P3"/>
      <text:p text:style-name="P3">6 – Dar permissão de gravação no diretório público</text:p>
      <text:p text:style-name="P6"># chmod 775 /home/publico</text:p>
      <text:p text:style-name="P3"/>
      <text:p text:style-name="P3">7 – Adicionar as seguintes linhas no final do arquivo smb.conf</text:p>
      <text:p text:style-name="P6">[publico]</text:p>
      <text:p text:style-name="P6">comment = Pasta Pública</text:p>
      <text:p text:style-name="P6">path = /home/publico</text:p>
      <text:p text:style-name="P7">guest ok = yes</text:p>
      <text:p text:style-name="P6">;valid users = @users</text:p>
      <text:p text:style-name="P6">;force group = users</text:p>
      <text:p text:style-name="P6">create mask = 0<text:span text:style-name="T12">777</text:span></text:p>
      <text:p text:style-name="P6">directory mask = 077<text:span text:style-name="T12">7</text:span></text:p>
      <text:p text:style-name="P6">writable = yes</text:p>
      <text:p text:style-name="P4"/>
      <text:p text:style-name="P2"><text:span text:style-name="T1">8 – Descomentar as linhas da seção [home] </text:span><text:span text:style-name="T2">no arquivo smb.conf</text:span></text:p>
      <text:p text:style-name="P6">[home<text:span text:style-name="T12">s</text:span>]</text:p>
      <text:p text:style-name="P6">comment = Home Directories</text:p>
      <text:p text:style-name="P6">browseable = no</text:p>
      <text:p text:style-name="P6">create mask = 0700</text:p>
      <text:p text:style-name="P6">directory mask = 0700</text:p>
      <text:p text:style-name="P6">valid users = %S</text:p>
      <text:p text:style-name="P5"><text:span text:style-name="T1">writable = yes //</text:span><text:span text:style-name="T2"> Adicionar essa linha</text:span></text:p>
      <text:p text:style-name="P4"/>
      <text:p text:style-name="P3">9 – Reiniciar o serviço do samba</text:p>
      <text:p text:style-name="P6"># service smbd restart</text:p>
      <text:p text:style-name="P28"/>
      <text:p text:style-name="P28">10 – Adicionar um usuário para o compartilhamento</text:p>
      <text:p text:style-name="P12"># useradd nome_usuario -m -G users</text:p>
      <text:p text:style-name="P12"># passwd nome_usuario </text:p>
      <text:p text:style-name="P12"># smbpasswd -a nome_usuario</text:p>
      <text:p text:style-name="P12"/>
      <text:p text:style-name="P47"><text:span text:style-name="T19">Observação: É necessário primeiro criar um grupo que terá acesso a determinado compartilhamento, criar os usuários que estaram nesse grupo e posteriormente adicionar os usuários ao grupo, somente depois adicionar os usuários ao samba.</text:span><text:tab/></text:p>
      <text:p text:style-name="P44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7">Testes</text:p>
      <text:p text:style-name="P24"/>
      <text:p text:style-name="P14"><text:span text:style-name="T5">Windows XP</text:span><text:span text:style-name="T4"> : Configurando a placa </text:span><text:span text:style-name="T18">em modo</text:span><text:span text:style-name="T4"> bridge foi possível reconhecer o compartilhamento da pasta pública no Windows XP </text:span><text:span text:style-name="T8">digitando o ip no navegador do windows explorer '\\192.168.1.</text:span><text:span text:style-name="T17">60</text:span><text:span text:style-name="T4"> <text:s/></text:span><text:span text:style-name="T17">e mapear unidade de rede.</text:span></text:p>
      <text:p text:style-name="P17"/>
      <text:p text:style-name="P15"><text:span text:style-name="T6">Windows Seven Home Basic</text:span><text:span text:style-name="T9">: Placa em modo </text:span><text:span text:style-name="T4">bridge</text:span><text:span text:style-name="T9"> foi possível acessar e abrir o compartilhamento no seven digitando o endereço no navegador '</text:span><text:a xlink:type="simple" xlink:href="smb://192.168.1.12/publico"><text:span text:style-name="T9">\\192.168.1.</text:span></text:a><text:span text:style-name="T17">60</text:span><text:a xlink:type="simple" xlink:href="smb://192.168.1.12/publico"><text:span text:style-name="T9">\publico</text:span></text:a><text:span text:style-name="T9">'. </text:span><text:span text:style-name="T10">Foi criado um arquivo dentro da pasta de compartilhamento </text:span><text:span text:style-name="T11">no seven</text:span><text:span text:style-name="T10"> e acessado na máquina com Ubuntu.</text:span></text:p>
      <text:p text:style-name="P19"/>
      <text:p text:style-name="P16"><text:span text:style-name="T7">Fedora 18 :</text:span><text:span text:style-name="T19"> Máquina física acessa as pastas compartilhadas e tem acesso interno quando informado a senha correta.</text:span></text:p>
      <text:p text:style-name="P19"/>
      <text:p text:style-name="P20"><text:span text:style-name="T15">Ambiente </text:span><text:s/>de <text:span text:style-name="T15">c</text:span>ompartilhamento <text:span text:style-name="T15">configurado e </text:span>bem sucedido:</text:p>
      <text:p text:style-name="P9">[global]</text:p>
      <text:p text:style-name="P9">security = user</text:p>
      <text:p text:style-name="P20"/>
      <text:p text:style-name="P10">[publica] </text:p>
      <text:p text:style-name="P10">comment = Pasta Publica </text:p>
      <text:p text:style-name="P10">path = /home/publica </text:p>
      <text:p text:style-name="P10">guest ok = yes </text:p>
      <text:p text:style-name="P10">;valid users = @users </text:p>
      <text:p text:style-name="P10">;force group = users </text:p>
      <text:p text:style-name="P10">create mask = 0777 </text:p>
      <text:p text:style-name="P10">directory mask = 0777 </text:p>
      <text:p text:style-name="P10">writable = yes </text:p>
      <text:p text:style-name="P10"/>
      <text:p text:style-name="P10">[compras] </text:p>
      <text:p text:style-name="P10">comment = Pasta Compras </text:p>
      <text:p text:style-name="P10">path = /home/compras </text:p>
      <text:p text:style-name="P10">valid users = @compras </text:p>
      <text:p text:style-name="P10">force group = compras </text:p>
      <text:p text:style-name="P10">create mask = 0770 </text:p>
      <text:p text:style-name="P10">directory mask = 0770 </text:p>
      <text:p text:style-name="P10">writable = yes </text:p>
      <text:p text:style-name="P10"/>
      <text:p text:style-name="P10">[estoque] </text:p>
      <text:p text:style-name="P10">comment = Pasta Estoque </text:p>
      <text:p text:style-name="P10">path = /home/estoque </text:p>
      <text:p text:style-name="P10">valid users = @estoque </text:p>
      <text:p text:style-name="P10">force group = estoque </text:p>
      <text:p text:style-name="P10">create mask = 0770 </text:p>
      <text:p text:style-name="P10">directory mask = 0770 </text:p>
      <text:p text:style-name="P10">writable = yes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6"><text:span text:style-name="T1">Configuração do </text:span><text:span text:style-name="T13">proftpd </text:span><text:span text:style-name="T4">no Ubuntu </text:span><text:span text:style-name="T14">Server </text:span><text:span text:style-name="T4">12.</text:span><text:span text:style-name="T14">04</text:span></text:p>
      <text:p text:style-name="P25"/>
      <text:p text:style-name="P18"/>
      <text:p text:style-name="P21"><text:span text:style-name="T13">1 – Instalar o programa </text:span><text:span text:style-name="T14">para o </text:span><text:span text:style-name="T13">Servidor FTP</text:span></text:p>
      <text:p text:style-name="P11"># apt-get install proftpd</text:p>
      <text:p text:style-name="P23"/>
      <text:p text:style-name="P23">2 – Durante a instalação setar a propriedade</text:p>
      <text:p text:style-name="P11">STANDALONE</text:p>
      <text:p text:style-name="P23"/>
      <text:p text:style-name="P23">3 – Verificar o status do serviço FTP</text:p>
      <text:p text:style-name="P11"># service proftpd status</text:p>
      <text:p text:style-name="P23"/>
      <text:p text:style-name="P23">4 – Editar o arquivo /etc/proftpd/proftp.conf</text:p>
      <text:p text:style-name="P11">USERIPV6 <text:s text:c="5"/>on =&gt; off</text:p>
      <text:p text:style-name="P11">SERVERNAME “Nome do Servidor”</text:p>
      <text:p text:style-name="P11">SERVERTYPE <text:s/>(Já configurado como StandAlone)</text:p>
      <text:p text:style-name="P8"><text:span text:style-name="T13">DEFAULTROOT ~ (Retirar o comentário </text:span><text:span text:style-name="T14">'#'</text:span><text:span text:style-name="T13">)</text:span></text:p>
      <text:p text:style-name="P11"/>
      <text:p text:style-name="P22"><text:span text:style-name="T16">5</text:span><text:span text:style-name="T13"> – </text:span><text:span text:style-name="T16">Reiniciar o</text:span><text:span text:style-name="T13"> serviço FTP</text:span></text:p>
      <text:p text:style-name="P43"><text:span text:style-name="T13"># service proftpd </text:span><text:span text:style-name="T16">restart</text:span></text:p>
      <text:p text:style-name="P43"><text:span text:style-name="T16"/></text:p>
      <text:p text:style-name="P40"><text:span text:style-name="T20">Testes</text:span></text:p>
      <text:p text:style-name="P31"/>
      <text:p text:style-name="P33"><text:span text:style-name="T7">Fedora 18 :</text:span><text:span text:style-name="T19"> </text:span><text:span text:style-name="T21">Por motivos de banda de internet (banda da vm Ubuntu Server muito pequena não consegue instalar o proftpd), foi utlizado um notebook com Ubuntu 12.10 para instalar o servidor FTP. Após a instalação e as devidas alteração no arquivo /etc/proftpd/proftpd.conf uma máquina com Fedora 18 acessou o servidor FTP utilizando o software cliente FTP Filezilla sem problemas.</text:span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8"><text:soft-page-break/><text:span text:style-name="T1">Configuração do </text:span><text:span text:style-name="T22">Servidor WEB </text:span><text:span text:style-name="T13"><text:s/></text:span><text:span text:style-name="T4">no Ubuntu </text:span><text:span text:style-name="T14">Server </text:span><text:span text:style-name="T4">12.</text:span><text:span text:style-name="T14">04</text:span></text:p>
      <text:p text:style-name="P38"><text:span text:style-name="T14"/></text:p>
      <text:p text:style-name="P41"><text:span text:style-name="T22">1 – Instalar o servidor Apache, MySQL e PHP</text:span></text:p>
      <text:p text:style-name="P45"><text:span text:style-name="T22"># apt-get install lamp-server^</text:span></text:p>
      <text:p text:style-name="P41"><text:span text:style-name="T22"/></text:p>
      <text:p text:style-name="P46"><text:span text:style-name="T22">Observações: Esse pacote já contém todos os softwares necessários para um servidor WEB, não necessita de configurações extras.</text:span></text:p>
      <text:p text:style-name="P41"><text:span text:style-name="T22"/></text:p>
      <text:p text:style-name="P41"><text:span text:style-name="T22">2 – Verificar status do serviço apache</text:span></text:p>
      <text:p text:style-name="P45"><text:span text:style-name="T22"># service apache2 status</text:span></text:p>
      <text:p text:style-name="P41"><text:span text:style-name="T22"/></text:p>
      <text:p text:style-name="P36">Testes</text:p>
      <text:p text:style-name="P37"/>
      <text:p text:style-name="P42"><text:span text:style-name="T22">Para efeito de testes foi criado um arquivo no diretório /va/www/html/info.php </text:span><text:span text:style-name="T23">do servidor</text:span><text:span text:style-name="T22">, esse </text:span><text:span text:style-name="T23">arquivo</text:span><text:span text:style-name="T22"> tem a função de exibir a configuração do php no servidor com a linha de programação “echo phpinfo();”.</text:span></text:p>
      <text:p text:style-name="P39"/>
      <text:p text:style-name="P34"><text:span text:style-name="T5">Windows XP</text:span><text:span text:style-name="T4"> : Configurando a placa </text:span><text:span text:style-name="T18">em modo</text:span><text:span text:style-name="T4"> bridge foi </text:span><text:span text:style-name="T22">digitado na url do navegador </text:span><text:a xlink:type="simple" xlink:href="http://191.168.1.60/info.php"><text:span text:style-name="T22">http://191.168.1.60/info.php</text:span></text:a><text:span text:style-name="T22"> e foi exibido o resultado esperado</text:span><text:span text:style-name="T17">.</text:span></text:p>
      <text:p text:style-name="P35"/>
      <text:p text:style-name="P34"><text:span text:style-name="T6">Windows Seven Home Basic</text:span><text:span text:style-name="T9">: </text:span><text:span text:style-name="T4">Configurando a placa </text:span><text:span text:style-name="T18">em modo</text:span><text:span text:style-name="T4"> bridge foi </text:span><text:span text:style-name="T22">digitado na url do navegador </text:span><text:a xlink:type="simple" xlink:href="http://191.168.1.60/info.php"><text:span text:style-name="T22">http://191.168.1.60/info.php</text:span></text:a><text:span text:style-name="T22"> e foi exibido o resultado esperado</text:span><text:span text:style-name="T17">.</text:span></text:p>
      <text:p text:style-name="P32"/>
      <text:p text:style-name="P41"><text:span text:style-name="T7">Fedora 18 :</text:span><text:span text:style-name="T19"> Máquina física </text:span><text:span text:style-name="T4">foi </text:span><text:span text:style-name="T22">digitado na url do navegador </text:span><text:a xlink:type="simple" xlink:href="http://191.168.1.60/info.php"><text:span text:style-name="T22">http://191.168.1.60/info.php</text:span></text:a><text:span text:style-name="T22"> e foi exibido o resultado esperado</text:span><text:span text:style-name="T17">.</text:span></text:p>
      <text:p text:style-name="P4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6cm" fo:margin-bottom="0.79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8:27:55</meta:creation-date>
    <dc:date>2014-04-13T11:02:29</dc:date>
    <meta:editing-duration>PT6H9M2S</meta:editing-duration>
    <meta:editing-cycles>26</meta:editing-cycles>
    <meta:generator>LibreOffice/3.6$Linux_x86 LibreOffice_project/360m1$Build-2</meta:generator>
    <meta:document-statistic meta:table-count="0" meta:image-count="0" meta:object-count="0" meta:page-count="4" meta:paragraph-count="97" meta:word-count="705" meta:character-count="4302" meta:non-whitespace-character-count="3657"/>
  </office:meta>
</office:document-meta>
</file>